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4e9475" officeooo:paragraph-rsid="004e9475"/>
    </style:style>
    <style:style style:name="P2" style:family="paragraph" style:parent-style-name="Standard">
      <style:paragraph-properties fo:text-align="justify" style:justify-single-word="false"/>
      <style:text-properties fo:font-size="15pt" fo:font-weight="bold" officeooo:rsid="001f31ff" officeooo:paragraph-rsid="0023d752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26a458" officeooo:paragraph-rsid="0026a458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295a3a" officeooo:paragraph-rsid="00295a3a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354bba" officeooo:paragraph-rsid="00354bba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35bbdf" officeooo:paragraph-rsid="0035bbdf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39ffd4" officeooo:paragraph-rsid="0039ffd4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3bb084" officeooo:paragraph-rsid="003bb084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42a6e7" officeooo:paragraph-rsid="0042a6e7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530db2" officeooo:paragraph-rsid="0056ed50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bold" officeooo:rsid="0056ed50" officeooo:paragraph-rsid="0056ed50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5bbdf" officeooo:paragraph-rsid="0035bbdf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c6dc2" officeooo:paragraph-rsid="003c6dc2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4818a" officeooo:paragraph-rsid="0054818a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5c3d3" officeooo:paragraph-rsid="0055c3d3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6ed50" officeooo:paragraph-rsid="0056ed50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eba2c" officeooo:paragraph-rsid="005eba2c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5pt" fo:font-style="normal" fo:font-weight="bold" officeooo:rsid="0025fc5f" officeooo:paragraph-rsid="0025fc5f" style:font-size-asian="13.1000003814697pt" style:font-style-asian="normal" style:font-weight-asian="bold" style:font-size-complex="15pt" style:font-style-complex="normal" style:font-weight-complex="bold"/>
    </style:style>
    <style:style style:name="P19" style:family="paragraph" style:parent-style-name="Standard">
      <style:paragraph-properties fo:text-align="justify" style:justify-single-word="false" fo:break-before="page">
        <style:tab-stops>
          <style:tab-stop style:position="2.011cm"/>
        </style:tab-stops>
      </style:paragraph-properties>
      <style:text-properties officeooo:paragraph-rsid="00387cd4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5pt" fo:font-weight="normal" officeooo:rsid="001f31ff" officeooo:paragraph-rsid="001f31ff" style:font-size-asian="13.1000003814697pt" style:font-weight-asian="normal" style:font-size-complex="15pt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fo:font-size="15pt" fo:font-weight="normal" officeooo:rsid="0025fc5f" officeooo:paragraph-rsid="0025fc5f" style:font-size-asian="13.1000003814697pt" style:font-weight-asian="normal" style:font-size-complex="15pt" style:font-weight-complex="normal"/>
    </style:style>
    <style:style style:name="P22" style:family="paragraph" style:parent-style-name="Standard" style:list-style-name="L2">
      <style:paragraph-properties fo:text-align="justify" style:justify-single-word="false">
        <style:tab-stops>
          <style:tab-stop style:position="1.905cm"/>
        </style:tab-stops>
      </style:paragraph-properties>
      <style:text-properties fo:font-size="15pt" fo:font-weight="normal" officeooo:rsid="0025fc5f" officeooo:paragraph-rsid="0025fc5f" style:font-size-asian="13.1000003814697pt" style:font-weight-asian="normal" style:font-size-complex="15pt" style:font-weight-complex="normal"/>
    </style:style>
    <style:style style:name="P23" style:family="paragraph" style:parent-style-name="Standard" style:list-style-name="L2">
      <style:paragraph-properties fo:text-align="justify" style:justify-single-word="false">
        <style:tab-stops>
          <style:tab-stop style:position="2.54cm"/>
        </style:tab-stops>
      </style:paragraph-properties>
      <style:text-properties fo:font-size="15pt" fo:font-weight="normal" officeooo:rsid="0025fc5f" officeooo:paragraph-rsid="0025fc5f" style:font-size-asian="13.1000003814697pt" style:font-weight-asian="normal" style:font-size-complex="15pt" style:font-weight-complex="normal"/>
    </style:style>
    <style:style style:name="P24" style:family="paragraph" style:parent-style-name="Standard" style:list-style-name="L2">
      <style:paragraph-properties fo:text-align="justify" style:justify-single-word="false">
        <style:tab-stops>
          <style:tab-stop style:position="1.94cm"/>
          <style:tab-stop style:position="2.011cm"/>
        </style:tab-stops>
      </style:paragraph-properties>
      <style:text-properties fo:font-size="15pt" fo:font-weight="normal" officeooo:rsid="0025fc5f" officeooo:paragraph-rsid="0025fc5f" style:font-size-asian="13.1000003814697pt" style:font-weight-asian="normal" style:font-size-complex="15pt" style:font-weight-complex="normal"/>
    </style:style>
    <style:style style:name="P25" style:family="paragraph" style:parent-style-name="Standard" style:list-style-name="L2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02248" officeooo:paragraph-rsid="00302248" style:font-size-asian="13.1000003814697pt" style:font-weight-asian="normal" style:font-size-complex="15pt" style:font-weight-complex="normal"/>
    </style:style>
    <style:style style:name="P26" style:family="paragraph" style:parent-style-name="Standard" style:list-style-name="L3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275e85" officeooo:paragraph-rsid="00275e85" style:font-size-asian="13.1000003814697pt" style:font-weight-asian="normal" style:font-size-complex="15pt" style:font-weight-complex="normal"/>
    </style:style>
    <style:style style:name="P27" style:family="paragraph" style:parent-style-name="Standard" style:list-style-name="L4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2b2a12" officeooo:paragraph-rsid="002b2a12" style:font-size-asian="13.1000003814697pt" style:font-weight-asian="normal" style:font-size-complex="15pt" style:font-weight-complex="normal"/>
    </style:style>
    <style:style style:name="P28" style:family="paragraph" style:parent-style-name="Standard" style:list-style-name="L4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30335" officeooo:paragraph-rsid="00330335" style:font-size-asian="13.1000003814697pt" style:font-weight-asian="normal" style:font-size-complex="15pt" style:font-weight-complex="normal"/>
    </style:style>
    <style:style style:name="P29" style:family="paragraph" style:parent-style-name="Standard" style:list-style-name="L5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5bbdf" officeooo:paragraph-rsid="0035bbdf" style:font-size-asian="13.1000003814697pt" style:font-weight-asian="normal" style:font-size-complex="15pt" style:font-weight-complex="normal"/>
    </style:style>
    <style:style style:name="P30" style:family="paragraph" style:parent-style-name="Standard" style:list-style-name="L6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9ffd4" officeooo:paragraph-rsid="0039ffd4" style:font-size-asian="13.1000003814697pt" style:font-weight-asian="normal" style:font-size-complex="15pt" style:font-weight-complex="normal"/>
    </style:style>
    <style:style style:name="P31" style:family="paragraph" style:parent-style-name="Standard" style:list-style-name="L7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9ffd4" officeooo:paragraph-rsid="0039ffd4" style:font-size-asian="13.1000003814697pt" style:font-weight-asian="normal" style:font-size-complex="15pt" style:font-weight-complex="normal"/>
    </style:style>
    <style:style style:name="P32" style:family="paragraph" style:parent-style-name="Standard" style:list-style-name="L7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b6f86" officeooo:paragraph-rsid="003b6f86" style:font-size-asian="13.1000003814697pt" style:font-weight-asian="normal" style:font-size-complex="15pt" style:font-weight-complex="normal"/>
    </style:style>
    <style:style style:name="P33" style:family="paragraph" style:parent-style-name="Standard" style:list-style-name="L8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3c6dc2" officeooo:paragraph-rsid="003c6dc2" style:font-size-asian="13.1000003814697pt" style:font-weight-asian="normal" style:font-size-complex="15pt" style:font-weight-complex="normal"/>
    </style:style>
    <style:style style:name="P34" style:family="paragraph" style:parent-style-name="Standard" style:list-style-name="L9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442065" officeooo:paragraph-rsid="00442065" style:font-size-asian="13.1000003814697pt" style:font-weight-asian="normal" style:font-size-complex="15pt" style:font-weight-complex="normal"/>
    </style:style>
    <style:style style:name="P35" style:family="paragraph" style:parent-style-name="Standard" style:list-style-name="L9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476c5c" officeooo:paragraph-rsid="00476c5c" style:font-size-asian="13.1000003814697pt" style:font-weight-asian="normal" style:font-size-complex="15pt" style:font-weight-complex="normal"/>
    </style:style>
    <style:style style:name="P36" style:family="paragraph" style:parent-style-name="Standard" style:list-style-name="L9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4a76a7" officeooo:paragraph-rsid="004a76a7" style:font-size-asian="13.1000003814697pt" style:font-weight-asian="normal" style:font-size-complex="15pt" style:font-weight-complex="normal"/>
    </style:style>
    <style:style style:name="P37" style:family="paragraph" style:parent-style-name="Standard" style:list-style-name="L10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4818a" officeooo:paragraph-rsid="0054818a" style:font-size-asian="13.1000003814697pt" style:font-weight-asian="normal" style:font-size-complex="15pt" style:font-weight-complex="normal"/>
    </style:style>
    <style:style style:name="P38" style:family="paragraph" style:parent-style-name="Standard" style:list-style-name="L11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4818a" officeooo:paragraph-rsid="0054818a" style:font-size-asian="13.1000003814697pt" style:font-weight-asian="normal" style:font-size-complex="15pt" style:font-weight-complex="normal"/>
    </style:style>
    <style:style style:name="P39" style:family="paragraph" style:parent-style-name="Standard" style:list-style-name="L12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6ed50" officeooo:paragraph-rsid="0056ed50" style:font-size-asian="13.1000003814697pt" style:font-weight-asian="normal" style:font-size-complex="15pt" style:font-weight-complex="normal"/>
    </style:style>
    <style:style style:name="P40" style:family="paragraph" style:parent-style-name="Standard" style:list-style-name="L12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eba2c" officeooo:paragraph-rsid="005eba2c" style:font-size-asian="13.1000003814697pt" style:font-weight-asian="normal" style:font-size-complex="15pt" style:font-weight-complex="normal"/>
    </style:style>
    <style:style style:name="P41" style:family="paragraph" style:parent-style-name="Standard" style:list-style-name="L13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70cf0" officeooo:paragraph-rsid="00570cf0" style:font-size-asian="13.1000003814697pt" style:font-weight-asian="normal" style:font-size-complex="15pt" style:font-weight-complex="normal"/>
    </style:style>
    <style:style style:name="P42" style:family="paragraph" style:parent-style-name="Standard" style:list-style-name="L13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weight="normal" officeooo:rsid="0058db8c" officeooo:paragraph-rsid="0058db8c" style:font-size-asian="13.1000003814697pt" style:font-weight-asian="normal" style:font-size-complex="15pt" style:font-weight-complex="normal"/>
    </style:style>
    <style:style style:name="P43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bold" officeooo:rsid="00633097" officeooo:paragraph-rsid="00633097" style:font-size-asian="13.1000003814697pt" style:font-style-asian="normal" style:font-weight-asian="bold" style:font-size-complex="15pt" style:font-style-complex="normal" style:font-weight-complex="bold"/>
    </style:style>
    <style:style style:name="P44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bold" officeooo:rsid="0068bfec" officeooo:paragraph-rsid="0068bfec" style:font-size-asian="13.1000003814697pt" style:font-style-asian="normal" style:font-weight-asian="bold" style:font-size-complex="15pt" style:font-style-complex="normal" style:font-weight-complex="bold"/>
    </style:style>
    <style:style style:name="P45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bold" officeooo:rsid="006b124c" officeooo:paragraph-rsid="006b124c" style:font-size-asian="13.1000003814697pt" style:font-style-asian="normal" style:font-weight-asian="bold" style:font-size-complex="15pt" style:font-style-complex="normal" style:font-weight-complex="bold"/>
    </style:style>
    <style:style style:name="P46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bold" officeooo:rsid="006e13b2" officeooo:paragraph-rsid="006e13b2" style:font-size-asian="13.1000003814697pt" style:font-style-asian="normal" style:font-weight-asian="bold" style:font-size-complex="15pt" style:font-style-complex="normal" style:font-weight-complex="bold"/>
    </style:style>
    <style:style style:name="P47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bold" officeooo:rsid="006fd580" officeooo:paragraph-rsid="006e13b2" style:font-size-asian="13.1000003814697pt" style:font-style-asian="normal" style:font-weight-asian="bold" style:font-size-complex="15pt" style:font-style-complex="normal" style:font-weight-complex="bold"/>
    </style:style>
    <style:style style:name="P48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bold" officeooo:rsid="00710696" officeooo:paragraph-rsid="00710696" style:font-size-asian="13.1000003814697pt" style:font-style-asian="normal" style:font-weight-asian="bold" style:font-size-complex="15pt" style:font-style-complex="normal" style:font-weight-complex="bold"/>
    </style:style>
    <style:style style:name="P49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bold" officeooo:rsid="00741608" officeooo:paragraph-rsid="00741608" style:font-size-asian="13.1000003814697pt" style:font-style-asian="normal" style:font-weight-asian="bold" style:font-size-complex="15pt" style:font-style-complex="normal" style:font-weight-complex="bold"/>
    </style:style>
    <style:style style:name="P50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bold" officeooo:rsid="008121aa" officeooo:paragraph-rsid="007bb05e" style:font-size-asian="13.1000003814697pt" style:font-style-asian="normal" style:font-weight-asian="bold" style:font-size-complex="15pt" style:font-style-complex="normal" style:font-weight-complex="bold"/>
    </style:style>
    <style:style style:name="P51" style:family="paragraph" style:parent-style-name="Standard" style:list-style-name="L15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68bfec" officeooo:paragraph-rsid="0068bfec" style:font-size-asian="13.1000003814697pt" style:font-style-asian="normal" style:font-weight-asian="normal" style:font-size-complex="15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6a8925" officeooo:paragraph-rsid="006a8925" style:font-size-asian="13.1000003814697pt" style:font-style-asian="normal" style:font-weight-asian="normal" style:font-size-complex="15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6b124c" officeooo:paragraph-rsid="006b124c" style:font-size-asian="13.1000003814697pt" style:font-style-asian="normal" style:font-weight-asian="normal" style:font-size-complex="15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6cc061" officeooo:paragraph-rsid="006cc061" style:font-size-asian="13.1000003814697pt" style:font-style-asian="normal" style:font-weight-asian="normal" style:font-size-complex="15pt" style:font-style-complex="normal" style:font-weight-complex="normal"/>
    </style:style>
    <style:style style:name="P55" style:family="paragraph" style:parent-style-name="Standard" style:list-style-name="L16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6e13b2" officeooo:paragraph-rsid="006e13b2" style:font-size-asian="13.1000003814697pt" style:font-style-asian="normal" style:font-weight-asian="normal" style:font-size-complex="15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70c269" officeooo:paragraph-rsid="0070c269" style:font-size-asian="13.1000003814697pt" style:font-style-asian="normal" style:font-weight-asian="normal" style:font-size-complex="15pt" style:font-style-complex="normal" style:font-weight-complex="normal"/>
    </style:style>
    <style:style style:name="P57" style:family="paragraph" style:parent-style-name="Standard" style:list-style-name="L18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72684f" officeooo:paragraph-rsid="0072684f" style:font-size-asian="13.1000003814697pt" style:font-style-asian="normal" style:font-weight-asian="normal" style:font-size-complex="15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72684f" officeooo:paragraph-rsid="0072684f" style:font-size-asian="13.1000003814697pt" style:font-style-asian="normal" style:font-weight-asian="normal" style:font-size-complex="15pt" style:font-style-complex="normal" style:font-weight-complex="normal"/>
    </style:style>
    <style:style style:name="P59" style:family="paragraph" style:parent-style-name="Standard" style:list-style-name="L19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75c647" officeooo:paragraph-rsid="0075c647" style:font-size-asian="13.1000003814697pt" style:font-style-asian="normal" style:font-weight-asian="normal" style:font-size-complex="15pt" style:font-style-complex="normal" style:font-weight-complex="normal"/>
    </style:style>
    <style:style style:name="P60" style:family="paragraph" style:parent-style-name="Standard" style:list-style-name="L19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76cd48" officeooo:paragraph-rsid="0076cd48" style:font-size-asian="13.1000003814697pt" style:font-style-asian="normal" style:font-weight-asian="normal" style:font-size-complex="15pt" style:font-style-complex="normal" style:font-weight-complex="normal"/>
    </style:style>
    <style:style style:name="P61" style:family="paragraph" style:parent-style-name="Standard" style:list-style-name="L20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7bb05e" officeooo:paragraph-rsid="007bb05e" style:font-size-asian="13.1000003814697pt" style:font-style-asian="normal" style:font-weight-asian="normal" style:font-size-complex="15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7bb05e" officeooo:paragraph-rsid="007bb05e" style:font-size-asian="13.1000003814697pt" style:font-style-asian="normal" style:font-weight-asian="normal" style:font-size-complex="15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8121aa" officeooo:paragraph-rsid="008121aa" style:font-size-asian="13.1000003814697pt" style:font-style-asian="normal" style:font-weight-asian="normal" style:font-size-complex="15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normal" fo:font-weight="normal" officeooo:rsid="00851ed5" officeooo:paragraph-rsid="00851ed5" style:font-size-asian="13.1000003814697pt" style:font-style-asian="normal" style:font-weight-asian="normal" style:font-size-complex="15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italic" fo:font-weight="normal" officeooo:rsid="006a8925" officeooo:paragraph-rsid="006a8925" style:font-size-asian="13.1000003814697pt" style:font-style-asian="italic" style:font-weight-asian="normal" style:font-size-complex="15pt" style:font-style-complex="italic" style:font-weight-complex="normal"/>
    </style:style>
    <style:style style:name="P66" style:family="paragraph" style:parent-style-name="Standard">
      <style:paragraph-properties fo:text-align="justify" style:justify-single-word="false">
        <style:tab-stops>
          <style:tab-stop style:position="2.011cm"/>
        </style:tab-stops>
      </style:paragraph-properties>
      <style:text-properties fo:font-size="15pt" fo:font-style="italic" fo:font-weight="normal" officeooo:rsid="008121aa" officeooo:paragraph-rsid="008121aa" style:font-size-asian="13.1000003814697pt" style:font-style-asian="italic" style:font-weight-asian="normal" style:font-size-complex="15pt" style:font-style-complex="italic" style:font-weight-complex="normal"/>
    </style:style>
    <style:style style:name="P67" style:family="paragraph" style:parent-style-name="Standard" style:list-style-name="L1">
      <style:paragraph-properties fo:text-align="justify" style:justify-single-word="false"/>
      <style:text-properties officeooo:paragraph-rsid="001f31ff"/>
    </style:style>
    <style:style style:name="P68" style:family="paragraph" style:parent-style-name="Standard" style:list-style-name="L2">
      <style:paragraph-properties fo:text-align="justify" style:justify-single-word="false">
        <style:tab-stops>
          <style:tab-stop style:position="1.905cm"/>
        </style:tab-stops>
      </style:paragraph-properties>
      <style:text-properties officeooo:paragraph-rsid="0025fc5f"/>
    </style:style>
    <style:style style:name="P69" style:family="paragraph" style:parent-style-name="Standard" style:list-style-name="L2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25fc5f"/>
    </style:style>
    <style:style style:name="P70" style:family="paragraph" style:parent-style-name="Standard" style:list-style-name="L9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442065"/>
    </style:style>
    <style:style style:name="P71" style:family="paragraph" style:parent-style-name="Standard" style:list-style-name="L9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4a76a7"/>
    </style:style>
    <style:style style:name="P72" style:family="paragraph" style:parent-style-name="Standard" style:list-style-name="L13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58db8c"/>
    </style:style>
    <style:style style:name="P73" style:family="paragraph" style:parent-style-name="Standard" style:list-style-name="L19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75c647"/>
    </style:style>
    <style:style style:name="P74" style:family="paragraph" style:parent-style-name="Standard" style:list-style-name="L21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851ed5"/>
    </style:style>
    <style:style style:name="P75" style:family="paragraph" style:parent-style-name="Standard" style:list-style-name="L21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0871dcb"/>
    </style:style>
    <style:style style:name="P76" style:family="paragraph" style:parent-style-name="Standard" style:list-style-name="L13">
      <style:paragraph-properties fo:text-align="justify" style:justify-single-word="false">
        <style:tab-stops>
          <style:tab-stop style:position="2.011cm"/>
        </style:tab-stops>
      </style:paragraph-properties>
      <style:text-properties officeooo:rsid="005beff1" officeooo:paragraph-rsid="005beff1"/>
    </style:style>
    <style:style style:name="P77" style:family="paragraph" style:parent-style-name="Standard" style:list-style-name="L14">
      <style:paragraph-properties fo:text-align="justify" style:justify-single-word="false">
        <style:tab-stops>
          <style:tab-stop style:position="2.011cm"/>
        </style:tab-stops>
      </style:paragraph-properties>
      <style:text-properties fo:font-weight="normal" officeooo:rsid="00633097" officeooo:paragraph-rsid="00633097" style:font-weight-asian="normal" style:font-weight-complex="normal"/>
    </style:style>
    <style:style style:name="P78" style:family="paragraph" style:parent-style-name="Standard" style:list-style-name="L14">
      <style:paragraph-properties fo:text-align="justify" style:justify-single-word="false">
        <style:tab-stops>
          <style:tab-stop style:position="2.011cm"/>
        </style:tab-stops>
      </style:paragraph-properties>
      <style:text-properties fo:font-weight="normal" officeooo:rsid="0064e44c" officeooo:paragraph-rsid="0064e44c" style:font-weight-asian="normal" style:font-weight-complex="normal"/>
    </style:style>
    <style:style style:name="P79" style:family="paragraph" style:parent-style-name="Standard" style:list-style-name="L14">
      <style:paragraph-properties fo:text-align="justify" style:justify-single-word="false">
        <style:tab-stops>
          <style:tab-stop style:position="2.011cm"/>
        </style:tab-stops>
      </style:paragraph-properties>
      <style:text-properties fo:font-weight="normal" officeooo:rsid="0066a403" officeooo:paragraph-rsid="0066a403" style:font-weight-asian="normal" style:font-weight-complex="normal"/>
    </style:style>
    <style:style style:name="P80" style:family="paragraph" style:parent-style-name="Standard" style:list-style-name="L21">
      <style:paragraph-properties fo:text-align="justify" style:justify-single-word="false">
        <style:tab-stops>
          <style:tab-stop style:position="2.011cm"/>
        </style:tab-stops>
      </style:paragraph-properties>
      <style:text-properties officeooo:rsid="0086ae76" officeooo:paragraph-rsid="0086ae76"/>
    </style:style>
    <style:style style:name="P81" style:family="paragraph" style:parent-style-name="Standard" style:list-style-name="L21">
      <style:paragraph-properties fo:text-align="justify" style:justify-single-word="false">
        <style:tab-stops>
          <style:tab-stop style:position="2.011cm"/>
        </style:tab-stops>
      </style:paragraph-properties>
      <style:text-properties officeooo:rsid="00871dcb" officeooo:paragraph-rsid="00871dcb"/>
    </style:style>
    <style:style style:name="P82" style:family="paragraph" style:parent-style-name="Standard">
      <style:paragraph-properties fo:text-align="justify" style:justify-single-word="false" fo:break-before="page">
        <style:tab-stops>
          <style:tab-stop style:position="2.011cm"/>
        </style:tab-stops>
      </style:paragraph-properties>
      <style:text-properties fo:font-size="15pt" fo:font-style="normal" fo:font-weight="normal" officeooo:rsid="00851ed5" officeooo:paragraph-rsid="00851ed5" style:font-size-asian="13.1000003814697pt" style:font-style-asian="normal" style:font-weight-asian="normal" style:font-size-complex="15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 fo:break-before="page">
        <style:tab-stops>
          <style:tab-stop style:position="2.011cm"/>
        </style:tab-stops>
      </style:paragraph-properties>
      <style:text-properties fo:font-size="15pt" fo:font-style="normal" fo:font-weight="bold" officeooo:rsid="006a8925" officeooo:paragraph-rsid="006a8925" style:font-size-asian="13.1000003814697pt" style:font-style-asian="normal" style:font-weight-asian="bold" style:font-size-complex="15pt" style:font-style-complex="normal" style:font-weight-complex="bold"/>
    </style:style>
    <style:style style:name="P84" style:family="paragraph" style:parent-style-name="Standard">
      <style:paragraph-properties fo:text-align="justify" style:justify-single-word="false" fo:break-before="page">
        <style:tab-stops>
          <style:tab-stop style:position="2.011cm"/>
        </style:tab-stops>
      </style:paragraph-properties>
      <style:text-properties fo:font-size="15pt" fo:font-style="normal" fo:font-weight="bold" officeooo:rsid="0079d61f" officeooo:paragraph-rsid="0079d61f" style:font-size-asian="13.1000003814697pt" style:font-style-asian="normal" style:font-weight-asian="bold" style:font-size-complex="15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9459d" style:font-style-asian="italic" style:font-style-complex="italic"/>
    </style:style>
    <style:style style:name="T3" style:family="text">
      <style:text-properties fo:font-style="italic" officeooo:rsid="004a76a7" style:font-style-asian="italic" style:font-style-complex="italic"/>
    </style:style>
    <style:style style:name="T4" style:family="text">
      <style:text-properties fo:font-style="italic" officeooo:rsid="004fb0ef" style:font-style-asian="italic" style:font-style-complex="italic"/>
    </style:style>
    <style:style style:name="T5" style:family="text">
      <style:text-properties fo:font-style="italic" officeooo:rsid="007f7b4f" style:font-style-asian="italic" style:font-style-complex="italic"/>
    </style:style>
    <style:style style:name="T6" style:family="text">
      <style:text-properties fo:font-size="15pt" fo:font-weight="normal" officeooo:rsid="001f31ff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officeooo:rsid="0021a8cf" style:font-size-asian="13.1000003814697pt" style:font-weight-asian="normal" style:font-size-complex="15pt" style:font-weight-complex="normal"/>
    </style:style>
    <style:style style:name="T8" style:family="text">
      <style:text-properties fo:font-size="15pt" fo:font-weight="normal" officeooo:rsid="0025fc5f" style:font-size-asian="13.1000003814697pt" style:font-weight-asian="normal" style:font-size-complex="15pt" style:font-weight-complex="normal"/>
    </style:style>
    <style:style style:name="T9" style:family="text">
      <style:text-properties fo:font-size="15pt" fo:font-weight="normal" officeooo:rsid="002e9054" style:font-size-asian="13.1000003814697pt" style:font-weight-asian="normal" style:font-size-complex="15pt" style:font-weight-complex="normal"/>
    </style:style>
    <style:style style:name="T10" style:family="text">
      <style:text-properties fo:font-size="15pt" fo:font-weight="normal" officeooo:rsid="00442065" style:font-size-asian="13.1000003814697pt" style:font-weight-asian="normal" style:font-size-complex="15pt" style:font-weight-complex="normal"/>
    </style:style>
    <style:style style:name="T11" style:family="text">
      <style:text-properties fo:font-size="15pt" fo:font-weight="normal" officeooo:rsid="00442d48" style:font-size-asian="13.1000003814697pt" style:font-weight-asian="normal" style:font-size-complex="15pt" style:font-weight-complex="normal"/>
    </style:style>
    <style:style style:name="T12" style:family="text">
      <style:text-properties fo:font-size="15pt" fo:font-weight="normal" officeooo:rsid="00462c07" style:font-size-asian="13.1000003814697pt" style:font-weight-asian="normal" style:font-size-complex="15pt" style:font-weight-complex="normal"/>
    </style:style>
    <style:style style:name="T13" style:family="text">
      <style:text-properties fo:font-size="15pt" fo:font-weight="normal" officeooo:rsid="00476c5c" style:font-size-asian="13.1000003814697pt" style:font-weight-asian="normal" style:font-size-complex="15pt" style:font-weight-complex="normal"/>
    </style:style>
    <style:style style:name="T14" style:family="text">
      <style:text-properties fo:font-size="15pt" fo:font-weight="normal" officeooo:rsid="004a76a7" style:font-size-asian="13.1000003814697pt" style:font-weight-asian="normal" style:font-size-complex="15pt" style:font-weight-complex="normal"/>
    </style:style>
    <style:style style:name="T15" style:family="text">
      <style:text-properties fo:font-size="15pt" fo:font-weight="normal" officeooo:rsid="004ab633" style:font-size-asian="13.1000003814697pt" style:font-weight-asian="normal" style:font-size-complex="15pt" style:font-weight-complex="normal"/>
    </style:style>
    <style:style style:name="T16" style:family="text">
      <style:text-properties fo:font-size="15pt" fo:font-weight="normal" officeooo:rsid="004cb2c7" style:font-size-asian="13.1000003814697pt" style:font-weight-asian="normal" style:font-size-complex="15pt" style:font-weight-complex="normal"/>
    </style:style>
    <style:style style:name="T17" style:family="text">
      <style:text-properties fo:font-size="15pt" fo:font-weight="normal" officeooo:rsid="004d25b5" style:font-size-asian="13.1000003814697pt" style:font-weight-asian="normal" style:font-size-complex="15pt" style:font-weight-complex="normal"/>
    </style:style>
    <style:style style:name="T18" style:family="text">
      <style:text-properties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5pt" fo:font-style="normal" fo:font-weight="normal" officeooo:rsid="0058db8c" style:font-size-asian="13.1000003814697pt" style:font-style-asian="normal" style:font-weight-asian="normal" style:font-size-complex="15pt" style:font-style-complex="normal" style:font-weight-complex="normal"/>
    </style:style>
    <style:style style:name="T20" style:family="text">
      <style:text-properties fo:font-size="15pt" fo:font-style="normal" fo:font-weight="normal" officeooo:rsid="005a3946" style:font-size-asian="13.1000003814697pt" style:font-style-asian="normal" style:font-weight-asian="normal" style:font-size-complex="15pt" style:font-style-complex="normal" style:font-weight-complex="normal"/>
    </style:style>
    <style:style style:name="T21" style:family="text">
      <style:text-properties fo:font-size="15pt" fo:font-style="normal" fo:font-weight="normal" officeooo:rsid="0075c647" style:font-size-asian="13.1000003814697pt" style:font-style-asian="normal" style:font-weight-asian="normal" style:font-size-complex="15pt" style:font-style-complex="normal" style:font-weight-complex="normal"/>
    </style:style>
    <style:style style:name="T22" style:family="text">
      <style:text-properties fo:font-size="15pt" fo:font-style="normal" fo:font-weight="normal" officeooo:rsid="00851ed5" style:font-size-asian="13.1000003814697pt" style:font-style-asian="normal" style:font-weight-asian="normal" style:font-size-complex="15pt" style:font-style-complex="normal" style:font-weight-complex="normal"/>
    </style:style>
    <style:style style:name="T23" style:family="text">
      <style:text-properties fo:font-size="15pt" fo:font-style="normal" fo:font-weight="normal" officeooo:rsid="00871dcb" style:font-size-asian="13.1000003814697pt" style:font-style-asian="normal" style:font-weight-asian="normal" style:font-size-complex="15pt" style:font-style-complex="normal" style:font-weight-complex="normal"/>
    </style:style>
    <style:style style:name="T24" style:family="text">
      <style:text-properties fo:font-size="15pt" fo:font-style="normal" fo:font-weight="normal" officeooo:rsid="0087d7a3" style:font-size-asian="13.1000003814697pt" style:font-style-asian="normal" style:font-weight-asian="normal" style:font-size-complex="15pt" style:font-style-complex="normal" style:font-weight-complex="normal"/>
    </style:style>
    <style:style style:name="T25" style:family="text">
      <style:text-properties fo:font-size="15pt" fo:font-style="normal" style:font-size-asian="13.1000003814697pt" style:font-style-asian="normal" style:font-size-complex="15pt" style:font-style-complex="normal"/>
    </style:style>
    <style:style style:name="T26" style:family="text">
      <style:text-properties fo:font-size="15pt" fo:font-style="normal" officeooo:rsid="0064e44c" style:font-size-asian="13.1000003814697pt" style:font-style-asian="normal" style:font-size-complex="15pt" style:font-style-complex="normal"/>
    </style:style>
    <style:style style:name="T27" style:family="text">
      <style:text-properties fo:font-size="15pt" fo:font-style="normal" officeooo:rsid="0066a403" style:font-size-asian="13.1000003814697pt" style:font-style-asian="normal" style:font-size-complex="15pt" style:font-style-complex="normal"/>
    </style:style>
    <style:style style:name="T28" style:family="text">
      <style:text-properties fo:font-size="15pt" fo:font-weight="bold" officeooo:rsid="00387cd4" style:font-size-asian="13.1000003814697pt" style:font-weight-asian="bold" style:font-size-complex="15pt" style:font-weight-complex="bold"/>
    </style:style>
    <style:style style:name="T29" style:family="text">
      <style:text-properties fo:font-size="15pt" fo:font-weight="bold" officeooo:rsid="0039ffd4" style:font-size-asian="13.1000003814697pt" style:font-weight-asian="bold" style:font-size-complex="15pt" style:font-weight-complex="bold"/>
    </style:style>
    <style:style style:name="T30" style:family="text">
      <style:text-properties fo:font-size="15pt" fo:font-weight="bold" officeooo:rsid="003a5ff8" style:font-size-asian="13.1000003814697pt" style:font-weight-asian="bold" style:font-size-complex="15pt" style:font-weight-complex="bold"/>
    </style:style>
    <style:style style:name="T31" style:family="text">
      <style:text-properties fo:font-size="15pt" fo:font-style="italic" fo:font-weight="normal" style:font-size-asian="13.1000003814697pt" style:font-style-asian="italic" style:font-weight-asian="normal" style:font-size-complex="15pt" style:font-style-complex="italic" style:font-weight-complex="normal"/>
    </style:style>
    <style:style style:name="T32" style:family="text">
      <style:text-properties fo:font-size="15pt" fo:font-style="italic" fo:font-weight="normal" officeooo:rsid="00871dcb" style:font-size-asian="13.1000003814697pt" style:font-style-asian="italic" style:font-weight-asian="normal" style:font-size-complex="15pt" style:font-style-complex="italic" style:font-weight-complex="normal"/>
    </style:style>
    <style:style style:name="T33" style:family="text">
      <style:text-properties fo:font-size="15pt" fo:font-style="italic" fo:font-weight="normal" officeooo:rsid="0087d7a3" style:font-size-asian="13.1000003814697pt" style:font-style-asian="italic" style:font-weight-asian="normal" style:font-size-complex="15pt" style:font-style-complex="italic" style:font-weight-complex="normal"/>
    </style:style>
    <style:style style:name="T34" style:family="text">
      <style:text-properties officeooo:rsid="001ff98b"/>
    </style:style>
    <style:style style:name="T35" style:family="text">
      <style:text-properties officeooo:rsid="0021a8cf"/>
    </style:style>
    <style:style style:name="T36" style:family="text">
      <style:text-properties officeooo:rsid="0023d752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49459d" style:font-style-asian="normal" style:font-style-complex="normal"/>
    </style:style>
    <style:style style:name="T39" style:family="text">
      <style:text-properties fo:font-style="normal" officeooo:rsid="004a76a7" style:font-style-asian="normal" style:font-style-complex="normal"/>
    </style:style>
    <style:style style:name="T40" style:family="text">
      <style:text-properties fo:font-style="normal" officeooo:rsid="004fb0ef" style:font-style-asian="normal" style:font-style-complex="normal"/>
    </style:style>
    <style:style style:name="T41" style:family="text">
      <style:text-properties fo:font-style="normal" officeooo:rsid="00828658" style:font-style-asian="normal" style:font-style-complex="normal"/>
    </style:style>
    <style:style style:name="T42" style:family="text">
      <style:text-properties fo:font-style="normal" officeooo:rsid="0084458b" style:font-style-asian="normal" style:font-style-complex="normal"/>
    </style:style>
    <style:style style:name="T43" style:family="text">
      <style:text-properties officeooo:rsid="002cc528"/>
    </style:style>
    <style:style style:name="T44" style:family="text">
      <style:text-properties officeooo:rsid="002dc0f1"/>
    </style:style>
    <style:style style:name="T45" style:family="text">
      <style:text-properties officeooo:rsid="0034300a"/>
    </style:style>
    <style:style style:name="T46" style:family="text">
      <style:text-properties officeooo:rsid="003670d7"/>
    </style:style>
    <style:style style:name="T47" style:family="text">
      <style:text-properties officeooo:rsid="0039ffd4"/>
    </style:style>
    <style:style style:name="T48" style:family="text">
      <style:text-properties officeooo:rsid="003d12c7"/>
    </style:style>
    <style:style style:name="T49" style:family="text">
      <style:text-properties officeooo:rsid="003d9808"/>
    </style:style>
    <style:style style:name="T50" style:family="text">
      <style:text-properties officeooo:rsid="003ef33d"/>
    </style:style>
    <style:style style:name="T51" style:family="text">
      <style:text-properties officeooo:rsid="003fb5c7"/>
    </style:style>
    <style:style style:name="T52" style:family="text">
      <style:text-properties officeooo:rsid="004060ea"/>
    </style:style>
    <style:style style:name="T53" style:family="text">
      <style:text-properties officeooo:rsid="00442d48"/>
    </style:style>
    <style:style style:name="T54" style:family="text">
      <style:text-properties officeooo:rsid="0047958a"/>
    </style:style>
    <style:style style:name="T55" style:family="text">
      <style:text-properties officeooo:rsid="0047ae80"/>
    </style:style>
    <style:style style:name="T56" style:family="text">
      <style:text-properties officeooo:rsid="0049459d"/>
    </style:style>
    <style:style style:name="T57" style:family="text">
      <style:text-properties officeooo:rsid="004a76a7"/>
    </style:style>
    <style:style style:name="T58" style:family="text">
      <style:text-properties officeooo:rsid="004ab633"/>
    </style:style>
    <style:style style:name="T59" style:family="text">
      <style:text-properties officeooo:rsid="0056ed50"/>
    </style:style>
    <style:style style:name="T60" style:family="text">
      <style:text-properties officeooo:rsid="005ff66d"/>
    </style:style>
    <style:style style:name="T61" style:family="text">
      <style:text-properties officeooo:rsid="00613ccc"/>
    </style:style>
    <style:style style:name="T62" style:family="text">
      <style:text-properties officeooo:rsid="006ab8ca"/>
    </style:style>
    <style:style style:name="T63" style:family="text">
      <style:text-properties officeooo:rsid="006e13b2"/>
    </style:style>
    <style:style style:name="T64" style:family="text">
      <style:text-properties officeooo:rsid="007cee04"/>
    </style:style>
    <style:style style:name="T65" style:family="text">
      <style:text-properties officeooo:rsid="007e2f67"/>
    </style:style>
    <style:style style:name="T66" style:family="text">
      <style:text-properties officeooo:rsid="007f7b4f"/>
    </style:style>
    <style:style style:name="T67" style:family="text">
      <style:text-properties officeooo:rsid="00871d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<text:span text:style-name="T36">ariables para el prompt:</text:span></text:p>
      <text:list xml:id="list2177974462" text:style-name="L1">
        <text:list-item>
          <text:list>
            <text:list-item>
              <text:p text:style-name="P20">\e <text:tab/><text:tab/>→<text:span text:style-name="T35">Carácter ASCII de escape</text:span></text:p>
            </text:list-item>
            <text:list-item>
              <text:p text:style-name="P20">0;32m <text:tab/>→ color personali<text:span text:style-name="T35">zado</text:span></text:p>
            </text:list-item>
            <text:list-item>
              <text:p text:style-name="P67"><text:span text:style-name="T6">\u <text:tab/><text:tab/>→ n</text:span><text:span text:style-name="T7">ombre de usuario</text:span></text:p>
            </text:list-item>
            <text:list-item>
              <text:p text:style-name="P20">\s<text:tab/><text:tab/>→ nom<text:span text:style-name="T35">bre</text:span> del shell</text:p>
            </text:list-item>
            <text:list-item>
              <text:p text:style-name="P20">\d<text:tab/><text:tab/>→ data del d<text:span text:style-name="T35">í</text:span>a actual</text:p>
            </text:list-item>
            <text:list-item>
              <text:p text:style-name="P20">\T<text:tab/><text:tab/>→ hora en format<text:span text:style-name="T35">o</text:span> hh:mm:ss</text:p>
            </text:list-item>
            <text:list-item>
              <text:p text:style-name="P20">\A<text:tab/><text:tab/>→ hora en format<text:span text:style-name="T35">o</text:span> 24h <text:span text:style-name="T34">hh:mm</text:span></text:p>
            </text:list-item>
            <text:list-item>
              <text:p text:style-name="P20">\h <text:tab/><text:tab/>→<text:span text:style-name="T34"> </text:span>Nombre del host.</text:p>
            </text:list-item>
            <text:list-item>
              <text:p text:style-name="P20">\H <text:tab/><text:tab/>→<text:span text:style-name="T34"> </text:span>Nombre del host completo.</text:p>
            </text:list-item>
            <text:list-item>
              <text:p text:style-name="P20">\w <text:tab/><text:tab/>→<text:span text:style-name="T34"> </text:span>Path del directorio de trabajo actual.</text:p>
            </text:list-item>
            <text:list-item>
              <text:p text:style-name="P20">\W <text:tab/><text:tab/>→<text:span text:style-name="T34"> </text:span>Nombre del directorio de trabajo actual.</text:p>
            </text:list-item>
            <text:list-item>
              <text:p text:style-name="P20">\d <text:tab/><text:tab/>→ Fecha actual en formato (dia, mes, lun jul 27.</text:p>
            </text:list-item>
            <text:list-item>
              <text:p text:style-name="P20">\t <text:tab/><text:tab/>→<text:span text:style-name="T34"> </text:span>Hora actual en formato 24 horas (HH:MM:SS).</text:p>
            </text:list-item>
            <text:list-item>
              <text:p text:style-name="P20">\T <text:tab/><text:tab/>→<text:span text:style-name="T34"> </text:span>Hora actual en formato 12 horas (HH:MM:SS).</text:p>
            </text:list-item>
            <text:list-item>
              <text:p text:style-name="P20">\@ <text:tab/><text:tab/>→<text:span text:style-name="T34"> </text:span>Hora actual en formato 12 horas (am/pm).</text:p>
            </text:list-item>
            <text:list-item>
              <text:p text:style-name="P20">\n <text:tab/><text:tab/>→Nueva línea.</text:p>
            </text:list-item>
            <text:list-item>
              <text:p text:style-name="P20">\r <text:tab/><text:tab/>→Retorno de carro (enter/intro).</text:p>
            </text:list-item>
            <text:list-item>
              <text:p text:style-name="P20">\v <text:tab/><text:tab/>→Versión de bash.</text:p>
            </text:list-item>
            <text:list-item>
              <text:p text:style-name="P20">\V <text:tab/><text:tab/>→<text:span text:style-name="T34"> </text:span>Numero de la release de bash.</text:p>
            </text:list-item>
            <text:list-item>
              <text:p text:style-name="P20">\! <text:tab/><text:tab/>→<text:span text:style-name="T34"> </text:span>Número en el historial del comando ejecutado.</text:p>
            </text:list-item>
            <text:list-item>
              <text:p text:style-name="P20">\# <text:tab/><text:tab/>→<text:span text:style-name="T34"> </text:span>Número de comando de este comando.</text:p>
            </text:list-item>
            <text:list-item>
              <text:p text:style-name="P20">\$ <text:tab/><text:tab/>→<text:span text:style-name="T34"> </text:span>Si se tra<text:span text:style-name="T34">t</text:span>a de un usuario normal, aparece un $. Si se trata del usuario root, aparece un #.</text:p>
            </text:list-item>
            <text:list-item>
              <text:p text:style-name="P20">\\ <text:tab/><text:tab/>→<text:span text:style-name="T34"> </text:span>Barra diagonal.</text:p>
            </text:list-item>
            <text:list-item>
              <text:p text:style-name="P20">\[ <text:tab/><text:tab/>→<text:span text:style-name="T34"> </text:span>Inicio de una secuencia de caracteres no imprimibles.</text:p>
            </text:list-item>
            <text:list-item>
              <text:p text:style-name="P20">\] <text:tab/><text:tab/>→<text:span text:style-name="T34"> </text:span>Fin de una secuencia de caracteres no imprimibles.</text:p>
            </text:list-item>
            <text:list-item>
              <text:p text:style-name="P20"><text:span text:style-name="T34">C</text:span>arácter<text:tab/>→ <text:span text:style-name="T35">C</text:span>arácter que deseamos que aparezca sin la barra (\)</text:p>
            </text:list-item>
          </text:list>
        </text:list-item>
      </text:list>
      <text:p text:style-name="P18">Visualizar contenido</text:p>
      <text:list xml:id="list1566521116" text:style-name="L2">
        <text:list-item>
          <text:p text:style-name="P21">head<text:tab/><text:tab/>→ visualizar por arriba del fichero</text:p>
          <text:list>
            <text:list-item>
              <text:p text:style-name="P22">-n<text:tab/>→ número de línea(s)</text:p>
            </text:list-item>
            <text:list-item>
              <text:p text:style-name="P68"><text:span text:style-name="T8">-c <text:s/><text:tab/>→ número de b</text:span><text:span text:style-name="T9">ytes</text:span></text:p>
            </text:list-item>
          </text:list>
        </text:list-item>
        <text:list-item>
          <text:p text:style-name="P23">tail<text:tab/>→ visualizar por debajo del fichero</text:p>
          <text:list>
            <text:list-item>
              <text:p text:style-name="P24">-n <text:tab/>→ número de línea(s)</text:p>
            </text:list-item>
            <text:list-item>
              <text:p text:style-name="P69"><text:span text:style-name="T8">-c <text:s/><text:tab/>→número de b</text:span><text:span text:style-name="T9">ytes</text:span></text:p>
            </text:list-item>
          </text:list>
        </text:list-item>
        <text:list-item>
          <text:p text:style-name="P25">wc</text:p>
          <text:list>
            <text:list-item>
              <text:p text:style-name="P25">-c<text:tab/>→ número de bytes</text:p>
            </text:list-item>
            <text:list-item>
              <text:p text:style-name="P25">-m<text:tab/>→ número de caracteres</text:p>
            </text:list-item>
            <text:list-item>
              <text:p text:style-name="P25">-l<text:tab/>→ número de líneas</text:p>
            </text:list-item>
            <text:list-item>
              <text:p text:style-name="P25">-<text:span text:style-name="T45">w<text:tab/>→ número de palabras</text:span></text:p>
            </text:list-item>
          </text:list>
        </text:list-item>
      </text:list>
      <text:p text:style-name="P3"><text:soft-page-break/>Visualizar el tamaño de los ficheros:</text:p>
      <text:list xml:id="list2293961681" text:style-name="L3">
        <text:list-item>
          <text:p text:style-name="P26">du</text:p>
          <text:list>
            <text:list-item>
              <text:p text:style-name="P26">-h<text:tab/>→ formato humano (K, M, G)</text:p>
            </text:list-item>
            <text:list-item>
              <text:p text:style-name="P26">-b<text:tab/>→ formato bytes</text:p>
            </text:list-item>
            <text:list-item>
              <text:p text:style-name="P26">-c<text:tab/>→ total del contenido (para directorios)</text:p>
            </text:list-item>
            <text:list-item>
              <text:p text:style-name="P26">-s<text:tab/>→ total del argumento</text:p>
            </text:list-item>
          </text:list>
        </text:list-item>
      </text:list>
      <text:p text:style-name="P4">Comando DATE</text:p>
      <text:list xml:id="list1469465956" text:style-name="L4">
        <text:list-item>
          <text:p text:style-name="P27">date</text:p>
          <text:list>
            <text:list-item>
              <text:p text:style-name="P27">%k<text:tab/>→<text:span text:style-name="T43"> horas</text:span></text:p>
            </text:list-item>
            <text:list-item>
              <text:p text:style-name="P27">%M<text:tab/>→<text:span text:style-name="T43"> minutos</text:span></text:p>
            </text:list-item>
            <text:list-item>
              <text:p text:style-name="P27">%n<text:tab/>→<text:span text:style-name="T43"> salto de línea</text:span></text:p>
            </text:list-item>
            <text:list-item>
              <text:p text:style-name="P27">%m<text:tab/>→<text:span text:style-name="T43"> mes del año</text:span></text:p>
            </text:list-item>
            <text:list-item>
              <text:p text:style-name="P27">%C<text:tab/>→<text:span text:style-name="T43"> siglo</text:span></text:p>
            </text:list-item>
            <text:list-item>
              <text:p text:style-name="P27">%j<text:tab/>→<text:span text:style-name="T43"> día del año</text:span></text:p>
            </text:list-item>
            <text:list-item>
              <text:p text:style-name="P27">%F<text:tab/>→<text:span text:style-name="T43"> fecha en formato (AAAA-MM-DD)</text:span></text:p>
            </text:list-item>
            <text:list-item>
              <text:p text:style-name="P27">%d<text:tab/>→<text:span text:style-name="T43"> día del mes</text:span></text:p>
            </text:list-item>
            <text:list-item>
              <text:p text:style-name="P27">%t<text:tab/>→<text:span text:style-name="T43"> salto</text:span></text:p>
            </text:list-item>
            <text:list-item>
              <text:p text:style-name="P27">%H<text:tab/>→<text:span text:style-name="T43"> horas</text:span></text:p>
            </text:list-item>
            <text:list-item>
              <text:p text:style-name="P27">%<text:span text:style-name="T43">Y<text:tab/>→ año</text:span></text:p>
            </text:list-item>
            <text:list-item>
              <text:p text:style-name="P27">%<text:span text:style-name="T43">D<text:tab/>→ fecha en formato (MM-DD-AA)</text:span></text:p>
            </text:list-item>
            <text:list-item>
              <text:p text:style-name="P27">%<text:span text:style-name="T43">e<text:tab/>→ día del mes</text:span></text:p>
            </text:list-item>
            <text:list-item>
              <text:p text:style-name="P27">%<text:span text:style-name="T43">c<text:tab/>→ Día de la semana, día del mes, mes del año, año, hora:minutos:segundos AM/PM UTC</text:span></text:p>
            </text:list-item>
            <text:list-item>
              <text:p text:style-name="P27">%<text:span text:style-name="T44">B<text:tab/>→ Mes del año (Febrero)</text:span></text:p>
            </text:list-item>
            <text:list-item>
              <text:p text:style-name="P27">%<text:span text:style-name="T44">b<text:tab/>→ Mes del año en formato corto (Feb)</text:span></text:p>
            </text:list-item>
          </text:list>
        </text:list-item>
        <text:list-item>
          <text:p text:style-name="P28">cal</text:p>
          <text:list>
            <text:list-item>
              <text:p text:style-name="P28">-y <text:tab/>→ año para visualizar</text:p>
            </text:list-item>
          </text:list>
        </text:list-item>
      </text:list>
      <text:p text:style-name="P5">Comando GREP<text:tab/><text:span text:style-name="T47">(filtra contenido)</text:span></text:p>
      <text:list xml:id="list1796302471" text:style-name="L5">
        <text:list-item>
          <text:p text:style-name="P29">grep</text:p>
          <text:list>
            <text:list-item>
              <text:p text:style-name="P29">^x<text:tab/><text:tab/><text:tab/>→ que empiecen por x</text:p>
            </text:list-item>
            <text:list-item>
              <text:p text:style-name="P29">x$<text:tab/><text:tab/><text:tab/>→ que acaben por x</text:p>
            </text:list-item>
            <text:list-item>
              <text:p text:style-name="P29">[xd]<text:tab/><text:tab/><text:tab/>→ que contengan x o d</text:p>
            </text:list-item>
            <text:list-item>
              <text:p text:style-name="P29">“\&lt;coche\&gt;”<text:tab/>→ que contengan la palabra “coche”</text:p>
            </text:list-item>
            <text:list-item>
              <text:p text:style-name="P29">“\&lt;co”<text:tab/><text:tab/><text:tab/>→ cualquier palabra que empiece por “co”</text:p>
            </text:list-item>
            <text:list-item>
              <text:p text:style-name="P29">“co\&gt;”<text:tab/><text:tab/><text:tab/>→ que acabe por “co”</text:p>
            </text:list-item>
            <text:list-item>
              <text:p text:style-name="P29">“n\{2,\}”<text:tab/><text:span text:style-name="T46">== “nn”</text:span>→ Las líneas que contengan dos “n” seguidas</text:p>
            </text:list-item>
            <text:list-item>
              <text:p text:style-name="P29">-</text:p>
            </text:list-item>
          </text:list>
        </text:list-item>
      </text:list>
      <text:p text:style-name="P19"><text:span text:style-name="T28">Comando C</text:span><text:span text:style-name="T29">UT<text:tab/>(</text:span><text:span text:style-name="T30">filtrar por columnas)</text:span></text:p>
      <text:list xml:id="list3853710837" text:style-name="L6">
        <text:list-item>
          <text:p text:style-name="P30">cut</text:p>
          <text:list>
            <text:list-item>
              <text:p text:style-name="P30">-d“ “<text:tab/><text:tab/>→ delimitador</text:p>
            </text:list-item>
            <text:list-item>
              <text:p text:style-name="P30">-f<text:tab/><text:tab/>→ field “columna”</text:p>
            </text:list-item>
          </text:list>
        </text:list-item>
      </text:list>
      <text:p text:style-name="P6"/>
      <text:p text:style-name="P7">Comando TR<text:tab/>(cambia caracteres)</text:p>
      <text:list xml:id="list876609702" text:style-name="L7">
        <text:list-item>
          <text:p text:style-name="P31">tr</text:p>
          <text:list>
            <text:list-item>
              <text:p text:style-name="P32">[:lower:] [:upper:]→cambia los caracteres a mayúsculas</text:p>
            </text:list-item>
            <text:list-item>
              <text:p text:style-name="P31">‘a-z’ ‘A-Z’ <text:tab/><text:tab/>→ cambia los caracteres a mayúsculas</text:p>
            </text:list-item>
            <text:list-item>
              <text:p text:style-name="P31">-s “ “<text:tab/><text:tab/><text:tab/>→ elimina caracteres repetidos</text:p>
            </text:list-item>
          </text:list>
        </text:list-item>
      </text:list>
      <text:p text:style-name="P12"/>
      <text:p text:style-name="P8">Comando SORT<text:tab/>(ordena el contenido)</text:p>
      <text:list xml:id="list1877342308" text:style-name="L8">
        <text:list-item>
          <text:p text:style-name="P33">sort</text:p>
          <text:list>
            <text:list-item>
              <text:p text:style-name="P33">-b<text:tab/>→ <text:span text:style-name="T48">ignora los espacios en blanco</text:span></text:p>
            </text:list-item>
            <text:list-item>
              <text:p text:style-name="P33">-d<text:tab/>→ <text:span text:style-name="T48">ignora los caracteres excepto letras, números y espacios</text:span></text:p>
            </text:list-item>
            <text:list-item>
              <text:p text:style-name="P33">-f<text:tab/>→ <text:span text:style-name="T49">considera iguales las mayúsculas y minúsculas</text:span></text:p>
            </text:list-item>
            <text:list-item>
              <text:p text:style-name="P33">-n<text:tab/>→ <text:span text:style-name="T50">ordena por valor numérico</text:span></text:p>
            </text:list-item>
            <text:list-item>
              <text:p text:style-name="P33">-r<text:tab/>→ <text:span text:style-name="T50">invierte el orden</text:span></text:p>
            </text:list-item>
            <text:list-item>
              <text:p text:style-name="P33">-k<text:tab/>→ <text:span text:style-name="T51">ordena por columna indicada (1 - 2)</text:span></text:p>
            </text:list-item>
            <text:list-item>
              <text:p text:style-name="P33">-o<text:tab/>→ <text:span text:style-name="T51">escribir el resultado en el fichero que se indique</text:span></text:p>
            </text:list-item>
            <text:list-item>
              <text:p text:style-name="P33">-<text:span text:style-name="T48">t<text:tab/>→ indicar separador “”.</text:span></text:p>
            </text:list-item>
            <text:list-item>
              <text:p text:style-name="P33">-<text:span text:style-name="T52">c<text:tab/>→ comprueba si está ordenado</text:span></text:p>
            </text:list-item>
          </text:list>
        </text:list-item>
      </text:list>
      <text:p text:style-name="P13"/>
      <text:p text:style-name="P9">Comando FIND</text:p>
      <text:list xml:id="list1112081084" text:style-name="L9">
        <text:list-item>
          <text:p text:style-name="P34">find</text:p>
          <text:list>
            <text:list-item>
              <text:p text:style-name="P70"><text:span text:style-name="T10">-</text:span><text:span text:style-name="T11">mtime<text:tab/><text:tab/><text:tab/>→ f</text:span><text:span text:style-name="T12">echa de modificación del fichero</text:span></text:p>
            </text:list-item>
            <text:list-item>
              <text:p text:style-name="P34">-<text:span text:style-name="T53">name “*.tmp”<text:tab/>→ nombre del fichero</text:span></text:p>
            </text:list-item>
            <text:list-item>
              <text:p text:style-name="P34">-<text:span text:style-name="T53">exec<text:tab/><text:tab/><text:tab/>→ ejecutar un comando</text:span></text:p>
            </text:list-item>
            <text:list-item>
              <text:p text:style-name="P34">-<text:span text:style-name="T53">user<text:tab/><text:tab/><text:tab/>→ indica el usuario</text:span></text:p>
            </text:list-item>
            <text:list-item>
              <text:p text:style-name="P34">-<text:span text:style-name="T53">anewer<text:tab/><text:tab/><text:tab/>→ El fichero más nuevo</text:span></text:p>
            </text:list-item>
            <text:list-item>
              <text:p text:style-name="P34">-<text:span text:style-name="T58">atime<text:tab/><text:tab/><text:tab/>→ Archivo accedido </text:span><text:span text:style-name="T4">n </text:span><text:span text:style-name="T40">horas antes</text:span></text:p>
            </text:list-item>
            <text:list-item>
              <text:p text:style-name="P35">-amin<text:tab/><text:tab/><text:tab/>→ <text:span text:style-name="T56">fichero accedido </text:span><text:span text:style-name="T2">n </text:span><text:span text:style-name="T38">minutos antes</text:span></text:p>
            </text:list-item>
            <text:list-item>
              <text:p text:style-name="P35">-type<text:tab/><text:tab/><text:tab/>→ <text:span text:style-name="T54">tipo de fichero (f = fichero, d= directorio)</text:span></text:p>
            </text:list-item>
            <text:list-item>
              <text:p text:style-name="P35">-size<text:tab/><text:tab/><text:tab/>→ <text:span text:style-name="T54">tamaño del fichero</text:span></text:p>
              <text:list>
                <text:list-item>
                  <text:p text:style-name="P35">-<text:span text:style-name="T57">m<text:tab/><text:tab/>→ tamaño menor a ...</text:span></text:p>
                </text:list-item>
                <text:list-item>
                  <text:p text:style-name="P36">+m<text:tab/><text:tab/>→ tamaño mayor a ...</text:p>
                </text:list-item>
              </text:list>
            </text:list-item>
            <text:list-item>
              <text:p text:style-name="P35">-a<text:tab/><text:tab/><text:tab/>→ equivalente a operador lógico AND</text:p>
            </text:list-item>
            <text:list-item>
              <text:p text:style-name="P35">-exec {}<text:tab/><text:tab/><text:tab/>→ <text:span text:style-name="T54">ejecuta sobre todos los ficheros que coincidan con la búsqueda.</text:span></text:p>
            </text:list-item>
            <text:list-item>
              <text:p text:style-name="P71"><text:span text:style-name="T13">-</text:span><text:span text:style-name="T14">cnewer<text:tab/><text:tab/><text:tab/>→ </text:span><text:span text:style-name="T15">f</text:span><text:span text:style-name="T16">ichero cambiado</text:span><text:span text:style-name="T15"> pero no accedido</text:span></text:p>
            </text:list-item>
            <text:list-item>
              <text:p text:style-name="P71"><text:soft-page-break/><text:span text:style-name="T14">-ctime<text:tab/><text:tab/><text:tab/>→ </text:span><text:span text:style-name="T15">f</text:span><text:span text:style-name="T16">ichero cambiado pero no accedido pero expresado en un tiempo indicado -</text:span><text:span text:style-name="T17">n/+n 1 (dia)</text:span></text:p>
            </text:list-item>
            <text:list-item>
              <text:p text:style-name="P35">-<text:span text:style-name="T55">cmin<text:tab/><text:tab/><text:tab/>→ estado del fichero cambiado </text:span><text:span text:style-name="T3">n</text:span><text:span text:style-name="T39"> minutos antes</text:span></text:p>
            </text:list-item>
            <text:list-item>
              <text:p text:style-name="P35">-<text:span text:style-name="T55">P<text:tab/><text:tab/><text:tab/>→ no seguir los enlaces simbólicos</text:span></text:p>
            </text:list-item>
            <text:list-item>
              <text:p text:style-name="P35">-<text:span text:style-name="T55">L<text:tab/><text:tab/><text:tab/>→ seguir los enlaces simbólicos</text:span></text:p>
            </text:list-item>
          </text:list>
        </text:list-item>
      </text:list>
      <text:p text:style-name="P10">V<text:span text:style-name="T59">ARIABLES EN LINUX</text:span></text:p>
      <text:list xml:id="list2747544028" text:style-name="L10">
        <text:list-item>
          <text:p text:style-name="P37">Crear una variable</text:p>
        </text:list-item>
      </text:list>
      <text:p text:style-name="P14"><text:tab/>x=hola</text:p>
      <text:p text:style-name="P14"/>
      <text:list xml:id="list1715769585" text:style-name="L11">
        <text:list-item>
          <text:p text:style-name="P38">Mostrar variable</text:p>
        </text:list-item>
      </text:list>
      <text:p text:style-name="P15"><text:tab/>echo $x</text:p>
      <text:p text:style-name="P15"/>
      <text:list xml:id="list1607999903" text:style-name="L12">
        <text:list-item>
          <text:p text:style-name="P39">Borrar variable</text:p>
          <text:list>
            <text:list-header>
              <text:p text:style-name="P39">unset x</text:p>
            </text:list-header>
          </text:list>
        </text:list-item>
        <text:list-item>
          <text:p text:style-name="P40">Mostrar las variables del entorno <text:span text:style-name="T61">y área local</text:span></text:p>
        </text:list-item>
      </text:list>
      <text:p text:style-name="P17"><text:tab/><text:span text:style-name="T60">set</text:span></text:p>
      <text:p text:style-name="P16"/>
      <text:p text:style-name="P11">VARIABLES PREDEFINIDAS</text:p>
      <text:list xml:id="list691881665" text:style-name="L13">
        <text:list-item>
          <text:p text:style-name="P41">$HOME <text:tab/><text:tab/>→ Define el directorio personal del usuario.</text:p>
        </text:list-item>
        <text:list-item>
          <text:p text:style-name="P41">$PATH <text:tab/><text:tab/>→ Determina los directorios de las ordenes y programas ejecutables.</text:p>
        </text:list-item>
        <text:list-item>
          <text:p text:style-name="P42">$PS1 <text:tab/><text:tab/>→ Define el <text:span text:style-name="T1">prompt </text:span><text:span text:style-name="T37">del shell principal.</text:span></text:p>
        </text:list-item>
        <text:list-item>
          <text:p text:style-name="P72"><text:span text:style-name="T19">$TMOUT<text:tab/>→ </text:span><text:span text:style-name="T20">Define el tiempo de inactividad antes de que el shell se cierre.</text:span></text:p>
        </text:list-item>
        <text:list-item>
          <text:p text:style-name="P76"><text:span text:style-name="T20">$ <text:tab/><text:tab/>→</text:span><text:span text:style-name="T18"> Define el PID del proceso que está ejecutando el shell actual.</text:span></text:p>
        </text:list-item>
      </text:list>
      <text:p text:style-name="P43">METACARÁCTERES</text:p>
      <text:list xml:id="list3400168223" text:style-name="L14">
        <text:list-item>
          <text:p text:style-name="P77"><text:span text:style-name="T25">?<text:tab/>→</text:span><text:span text:style-name="T26"> Sustituye a cualquier carácter, sin contar el primer punto.</text:span></text:p>
          <text:list>
            <text:list-item>
              <text:list>
                <text:list-item>
                  <text:p text:style-name="P78"><text:span text:style-name="T27">l</text:span><text:span text:style-name="T25">s -l ????</text:span></text:p>
                </text:list-item>
              </text:list>
            </text:list-item>
          </text:list>
        </text:list-item>
        <text:list-item>
          <text:p text:style-name="P78"><text:span text:style-name="T26">[</text:span><text:span text:style-name="T25"> ]<text:tab/>→ Define un rango de caracteres </text:span></text:p>
          <text:list>
            <text:list-item>
              <text:list>
                <text:list-header>
                  <text:p text:style-name="P79"><text:span text:style-name="T26">l</text:span><text:span text:style-name="T25">s [a-n]???</text:span></text:p>
                </text:list-header>
              </text:list>
            </text:list-item>
          </text:list>
        </text:list-item>
      </text:list>
      <text:p text:style-name="P44">Comando UNAME</text:p>
      <text:list xml:id="list1062752688" text:style-name="L15">
        <text:list-item>
          <text:p text:style-name="P51">uname (Sirve para obtener información del sistema<text:span text:style-name="T63">)</text:span></text:p>
          <text:list>
            <text:list-item>
              <text:p text:style-name="P51">-a<text:tab/>→ Muestra toda la información</text:p>
            </text:list-item>
            <text:list-item>
              <text:p text:style-name="P51">-m<text:tab/>→ Muestra el tipo de hardware y procesador</text:p>
            </text:list-item>
            <text:list-item>
              <text:p text:style-name="P51">-n<text:tab/>→ Muestra el nombre del host</text:p>
            </text:list-item>
            <text:list-item>
              <text:p text:style-name="P51">-v<text:tab/>→ Información de la fecha de instalación del sistema</text:p>
            </text:list-item>
            <text:list-item>
              <text:p text:style-name="P51">-s <text:tab/>→ Nos da el nombre del sistema</text:p>
            </text:list-item>
            <text:list-item>
              <text:p text:style-name="P51">-r<text:tab/>→ Muestra la versión del kernel (núcleo del sistema)</text:p>
            </text:list-item>
          </text:list>
        </text:list-item>
      </text:list>
      <text:p text:style-name="P83">Comando SCRIPT</text:p>
      <text:p text:style-name="P52">Sirve para almacenar en un archivo todo lo que el usuario escriba por teclado en el terminal. Muy útil para guardar una sesión de trabajo.</text:p>
      <text:p text:style-name="P52"/>
      <text:p text:style-name="P65">Uso<text:span text:style-name="T37">:</text:span></text:p>
      <text:p text:style-name="P65"><text:span text:style-name="T37"/></text:p>
      <text:p text:style-name="P65"><text:span text:style-name="T37">~$ script </text:span>nombre_archivo<text:tab/><text:span text:style-name="T62">(empezar script)</text:span></text:p>
      <text:p text:style-name="P65"><text:span text:style-name="T37">~$ mkdir carpeta1<text:tab/><text:tab/></text:span><text:span text:style-name="T62">(comandos)</text:span></text:p>
      <text:p text:style-name="P65"><text:span text:style-name="T37">~$ exit<text:tab/><text:tab/><text:tab/><text:tab/><text:tab/></text:span><text:span text:style-name="T62">(cerrar script)</text:span></text:p>
      <text:p text:style-name="P65"/>
      <text:p text:style-name="P45">Comando WRITE</text:p>
      <text:p text:style-name="P53">Sirve para comunicarse com otros usuarios conectados al sistema en el mismo momento.</text:p>
      <text:p text:style-name="P53"/>
      <text:p text:style-name="P54">Write <text:span text:style-name="T1">usuario<text:tab/><text:tab/>(escribir mensaje a usuario)</text:span></text:p>
      <text:p text:style-name="P54">Hola usuario<text:tab/><text:tab/><text:span text:style-name="T1">(mensaje a enviar)</text:span></text:p>
      <text:p text:style-name="P54"><text:span text:style-name="T1">Ctrl+D<text:tab/><text:tab/><text:tab/><text:tab/>(enviar mensaje)</text:span></text:p>
      <text:p text:style-name="P54"><text:span text:style-name="T1"/></text:p>
      <text:p text:style-name="P46">Comando ID</text:p>
      <text:list xml:id="list1959839887" text:style-name="L16">
        <text:list-item>
          <text:p text:style-name="P55">id</text:p>
          <text:list>
            <text:list-item>
              <text:p text:style-name="P55">-u<text:tab/>→ Visualizar ID del usuario</text:p>
            </text:list-item>
            <text:list-item>
              <text:p text:style-name="P55">-g<text:tab/>→ Visualizar ID del grupo principal del usuario</text:p>
            </text:list-item>
            <text:list-item>
              <text:p text:style-name="P55">-G<text:tab/>→ Visualizar ID de los grupos secundarios</text:p>
            </text:list-item>
          </text:list>
        </text:list-item>
      </text:list>
      <text:p text:style-name="P47">Comando FILE</text:p>
      <text:p text:style-name="P56">Te indica el tipo de archivo de un fichero.</text:p>
      <text:p text:style-name="P48">Comando HISTORY</text:p>
      <text:list xml:id="list3778367019" text:style-name="L18">
        <text:list-item>
          <text:p text:style-name="P57">history</text:p>
          <text:list>
            <text:list-item>
              <text:p text:style-name="P57">!n<text:tab/>→ Sustituye la línea del comando por su posición.</text:p>
            </text:list-item>
          </text:list>
        </text:list-item>
      </text:list>
      <text:p text:style-name="P58"/>
      <text:p text:style-name="P49">SHELL</text:p>
      <text:p text:style-name="P49"/>
      <text:list xml:id="list3496782982" text:style-name="L19">
        <text:list-item>
          <text:p text:style-name="P73"><text:span text:style-name="T21">orden &amp;<text:tab/><text:tab/><text:tab/><text:tab/>→ Ejecuta la orden en segundo plano</text:span></text:p>
        </text:list-item>
        <text:list-item>
          <text:p text:style-name="P59">orden1 ; orden2<text:tab/><text:tab/>→ Concatena ordenes</text:p>
        </text:list-item>
        <text:list-item>
          <text:p text:style-name="P59">orden1 | orden2<text:tab/><text:tab/>→ El resultado de la orden1 se redirige a orden2</text:p>
        </text:list-item>
        <text:list-item>
          <text:p text:style-name="P59">orden1 ‘orden2’<text:tab/><text:tab/>→ El resultado se utiliza como argumento de orden1.</text:p>
        </text:list-item>
        <text:list-item>
          <text:p text:style-name="P59">orden1 &amp;&amp; orden2<text:tab/>→ Si la orden1 se ejecuta bien luego se ejecuta orden2.</text:p>
        </text:list-item>
        <text:list-item>
          <text:p text:style-name="P60">Orden1| | orden2<text:tab/><text:tab/>→ Solo se ejecuta orden2 si orden1 falla.</text:p>
        </text:list-item>
      </text:list>
      <text:p text:style-name="P84">Comando CHAGE</text:p>
      <text:p text:style-name="P62">Modificar el comportamiento de la contraseña de un usuario.</text:p>
      <text:list xml:id="list4232347201" text:style-name="L20">
        <text:list-item>
          <text:p text:style-name="P61">chage</text:p>
          <text:list>
            <text:list-item>
              <text:p text:style-name="P61">-d<text:tab/>→ <text:span text:style-name="T65">Cuenta el número de días desde la última modificación de la contraseña.</text:span></text:p>
            </text:list-item>
            <text:list-item>
              <text:p text:style-name="P61">-E<text:tab/>→ <text:span text:style-name="T64">Días para que la contraseña expire y la cuenta sea bloqueada.</text:span></text:p>
            </text:list-item>
            <text:list-item>
              <text:p text:style-name="P61">-I<text:tab/>→ <text:span text:style-name="T64">Días permitidos con la contraseña expirada (días de gracia).</text:span></text:p>
            </text:list-item>
            <text:list-item>
              <text:p text:style-name="P61">-M<text:tab/>→ <text:span text:style-name="T65">Número máximo de días hasta tener que cambiar la contraseña.</text:span></text:p>
            </text:list-item>
            <text:list-item>
              <text:p text:style-name="P61">-m<text:tab/>→ <text:span text:style-name="T65">Número mínimo de días hasta tener que cambiar la contraseña.</text:span></text:p>
            </text:list-item>
            <text:list-item>
              <text:p text:style-name="P61">-l<text:tab/>→ <text:span text:style-name="T66">Mostrar configuración de la contraseña de una cuenta.</text:span></text:p>
            </text:list-item>
            <text:list-item>
              <text:p text:style-name="P61">-W<text:tab/>→ <text:span text:style-name="T66">Avisa al usuario </text:span><text:span text:style-name="T5">n </text:span><text:span text:style-name="T66">días antes de que la contraseña expire.</text:span></text:p>
            </text:list-item>
          </text:list>
        </text:list-item>
      </text:list>
      <text:p text:style-name="P62"/>
      <text:p text:style-name="P50">SEGURIDAD CONTRASEÑAS LINUX</text:p>
      <text:p text:style-name="P63">Instalar <text:span text:style-name="T1">libpam-cracklib</text:span></text:p>
      <text:p text:style-name="P66"><text:span text:style-name="T41">Archivo de configuración </text:span><text:span text:style-name="T42">(</text:span>/etc/pam.d/common-password<text:span text:style-name="T42">).</text:span></text:p>
      <text:p text:style-name="P63"><text:span text:style-name="T1"/></text:p>
      <text:list xml:id="list1509333304" text:style-name="L21">
        <text:list-item>
          <text:p text:style-name="P74"><text:span text:style-name="T22">difok=3<text:tab/><text:tab/><text:tab/>→ Diferencia de 3 caracteres entre contraseñas.</text:span></text:p>
        </text:list-item>
        <text:list-item>
          <text:p text:style-name="P80"><text:span text:style-name="T22">r</text:span><text:span text:style-name="T18">emember=3<text:tab/>→ Recordar 3 contraseñas.</text:span></text:p>
        </text:list-item>
        <text:list-item>
          <text:p text:style-name="P81"><text:span text:style-name="T18">minlen=10<text:tab/><text:tab/>→ Tamaño de contraseña no menor a 10 caracteres.</text:span></text:p>
        </text:list-item>
        <text:list-item>
          <text:p text:style-name="P81"><text:span text:style-name="T18">ucredit=N<text:tab/><text:tab/>→ Mínimo</text:span><text:span text:style-name="T31"> N </text:span><text:span text:style-name="T18">mayúsculas en la contraseña.</text:span><text:span text:style-name="T24">(A-Z)</text:span></text:p>
        </text:list-item>
        <text:list-item>
          <text:p text:style-name="P75"><text:span text:style-name="T23">lcredit=N<text:tab/><text:tab/>→ Mínimo </text:span><text:span text:style-name="T32">N</text:span><text:span text:style-name="T23"> minúsculas en la contraseña.</text:span><text:span text:style-name="T24">(a-z)</text:span></text:p>
        </text:list-item>
        <text:list-item>
          <text:p text:style-name="P75"><text:span text:style-name="T23">ocredit=N<text:tab/><text:tab/>→ Mínimo </text:span><text:span text:style-name="T32">N</text:span><text:span text:style-name="T23"> símbolos alfanuméricos en la contraseña.</text:span><text:span text:style-name="T24">(#,@,-,_,/,%)</text:span></text:p>
        </text:list-item>
        <text:list-item>
          <text:p text:style-name="P75"><text:span text:style-name="T23">dcredit=N<text:tab/><text:tab/>→ </text:span><text:span text:style-name="T24">Mínimo </text:span><text:span text:style-name="T33">N </text:span><text:span text:style-name="T24">dígitos en la contraseña. (1-9)</text:span></text:p>
        </text:list-item>
      </text:list>
      <text:p text:style-name="P64"/>
      <text:p text:style-name="P8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4e9475" officeooo:paragraph-rsid="004e94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XAMEN ISO<text:tab/><text:tab/>TEMA 3 &amp; 4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2T10:32:25.816000000</meta:creation-date>
    <dc:date>2021-02-24T11:46:43.651000000</dc:date>
    <meta:editing-duration>PT4H44M3S</meta:editing-duration>
    <meta:editing-cycles>99</meta:editing-cycles>
    <meta:generator>LibreOffice/6.3.4.2$Windows_X86_64 LibreOffice_project/60da17e045e08f1793c57c00ba83cdfce946d0aa</meta:generator>
    <meta:document-statistic meta:table-count="0" meta:image-count="0" meta:object-count="0" meta:page-count="7" meta:paragraph-count="192" meta:word-count="1360" meta:character-count="6817" meta:non-whitespace-character-count="5665"/>
  </office:meta>
</office:document-meta>
</file>